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4000031B100001DDADBAD5C6C.svm" manifest:media-type=""/>
  <manifest:file-entry manifest:full-path="Pictures/2000000100001B57000008BF193D3CE0.svm" manifest:media-type=""/>
  <manifest:file-entry manifest:full-path="Pictures/2000007C000031B100001DDA820114B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NeueLT Std4" svg:font-family="'HelveticaNeueLT Std'"/>
    <style:font-face style:name="HelveticaNeueLT Std" svg:font-family="'HelveticaNeueLT Std'" style:font-adornments="Italique"/>
    <style:font-face style:name="OpenSymbol" svg:font-family="OpenSymbol"/>
    <style:font-face style:name="Verdana" svg:font-family="Verdana, Arial, Helvetic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1"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2" style:family="paragraph" style:parent-style-name="Contenu_20_de_20_tab7leau">
      <style:text-properties fo:color="#000000" style:text-underline-style="none"/>
    </style:style>
    <style:style style:name="P13" style:family="paragraph" style:parent-style-name="Text_20_body">
      <style:paragraph-properties fo:text-align="justify" style:justify-single-word="false"/>
      <style:text-properties style:text-underline-style="solid" style:text-underline-width="auto" style:text-underline-color="font-color"/>
    </style:style>
    <style:style style:name="P14" style:family="paragraph" style:parent-style-name="Text_20_body">
      <style:paragraph-properties fo:text-align="justify" style:justify-single-word="false"/>
      <style:text-properties style:text-underline-style="none"/>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text-properties fo:font-style="normal" style:text-underline-style="none" officeooo:paragraph-rsid="003052f8" style:font-style-asian="normal" style:font-style-complex="normal"/>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text-properties fo:font-style="normal" style:text-underline-style="none" style:font-style-asian="normal" style:font-style-complex="normal"/>
    </style:style>
    <style:style style:name="P21" style:family="paragraph" style:parent-style-name="Text_20_body">
      <style:text-properties officeooo:paragraph-rsid="0036443f"/>
    </style:style>
    <style:style style:name="P22" style:family="paragraph" style:parent-style-name="Text_20_body">
      <style:text-properties officeooo:paragraph-rsid="0036ecee"/>
    </style:style>
    <style:style style:name="P23" style:family="paragraph" style:parent-style-name="Text_20_body">
      <style:text-properties officeooo:paragraph-rsid="003753cb"/>
    </style:style>
    <style:style style:name="P24" style:family="paragraph" style:parent-style-name="Text_20_body">
      <style:paragraph-properties fo:break-before="page"/>
    </style:style>
    <style:style style:name="P25" style:family="paragraph" style:parent-style-name="Contenu_20_de_20_tab7leau">
      <style:text-properties fo:color="#000000" style:text-underline-style="none" officeooo:rsid="001ca65c" officeooo:paragraph-rsid="001ca65c"/>
    </style:style>
    <style:style style:name="P26" style:family="paragraph" style:parent-style-name="Heading_20_2">
      <style:text-properties fo:font-style="normal" style:text-underline-style="none" style:font-style-asian="normal" style:font-style-complex="normal"/>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tyle="normal" style:text-underline-style="none" style:font-style-asian="normal" style:font-style-complex="normal"/>
    </style:style>
    <style:style style:name="P29"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fc5c9" style:font-style-asian="normal" style:font-style-complex="normal"/>
    </style:style>
    <style:style style:name="T5" style:family="text">
      <style:text-properties fo:font-style="normal" style:text-underline-style="none" officeooo:rsid="0023580d" style:font-style-asian="normal" style:font-style-complex="normal"/>
    </style:style>
    <style:style style:name="T6" style:family="text">
      <style:text-properties fo:font-style="normal" style:text-underline-style="none" officeooo:rsid="0033c87e" style:font-style-asian="normal" style:font-style-complex="normal"/>
    </style:style>
    <style:style style:name="T7" style:family="text">
      <style:text-properties fo:font-style="normal" style:text-underline-style="none" officeooo:rsid="0036443f" style:font-style-asian="normal" style:font-style-complex="normal"/>
    </style:style>
    <style:style style:name="T8" style:family="text">
      <style:text-properties fo:font-style="normal" style:text-underline-style="none" officeooo:rsid="0036ecee" style:font-style-asian="normal" style:font-style-complex="normal"/>
    </style:style>
    <style:style style:name="T9" style:family="text">
      <style:text-properties fo:font-style="normal" style:text-underline-style="none" officeooo:rsid="003753cb" style:font-style-asian="normal" style:font-style-complex="normal"/>
    </style:style>
    <style:style style:name="T10" style:family="text">
      <style:text-properties fo:font-style="normal" style:text-underline-style="none" officeooo:rsid="00388b47" style:font-style-asian="normal" style:font-style-complex="normal"/>
    </style:style>
    <style:style style:name="T11" style:family="text">
      <style:text-properties style:font-name="HelveticaNeueLT Std3"/>
    </style:style>
    <style:style style:name="T12" style:family="text">
      <style:text-properties style:font-name="HelveticaNeueLT Std3" officeooo:rsid="003753cb"/>
    </style:style>
    <style:style style:name="T13" style:family="text">
      <style:text-properties officeooo:rsid="0021c393"/>
    </style:style>
    <style:style style:name="T14" style:family="text">
      <style:text-properties officeooo:rsid="00249e43"/>
    </style:style>
    <style:style style:name="T15" style:family="text">
      <style:text-properties officeooo:rsid="0025477c"/>
    </style:style>
    <style:style style:name="T16" style:family="text">
      <style:text-properties officeooo:rsid="00287d4a"/>
    </style:style>
    <style:style style:name="T17" style:family="text">
      <style:text-properties officeooo:rsid="0028ecd8"/>
    </style:style>
    <style:style style:name="T18" style:family="text">
      <style:text-properties officeooo:rsid="002a65ef"/>
    </style:style>
    <style:style style:name="T19" style:family="text">
      <style:text-properties officeooo:rsid="002c4d5a"/>
    </style:style>
    <style:style style:name="T20" style:family="text">
      <style:text-properties officeooo:rsid="002e3722"/>
    </style:style>
    <style:style style:name="T21" style:family="text">
      <style:text-properties officeooo:rsid="003052f8"/>
    </style:style>
    <style:style style:name="T22" style:family="text">
      <style:text-properties officeooo:rsid="003162cf"/>
    </style:style>
    <style:style style:name="T23" style:family="text">
      <style:text-properties style:text-underline-style="none" style:font-style-asian="normal" style:font-style-complex="normal"/>
    </style:style>
    <style:style style:name="T24" style:family="text">
      <style:text-properties style:text-underline-style="none" officeooo:rsid="0035217c" style:font-style-asian="normal" style:font-style-complex="normal"/>
    </style:style>
    <style:style style:name="T25" style:family="text">
      <style:text-properties officeooo:rsid="0033c87e"/>
    </style:style>
    <style:style style:name="T26" style:family="text">
      <style:text-properties officeooo:rsid="0035217c"/>
    </style:style>
    <style:style style:name="T27" style:family="text">
      <style:text-properties officeooo:rsid="003753cb"/>
    </style:style>
    <style:style style:name="T28" style:family="text">
      <style:text-properties officeooo:rsid="003797d8"/>
    </style:style>
    <style:style style:name="T29" style:family="text">
      <style:text-properties officeooo:rsid="00388b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29" svg:width="21.139cm" svg:height="29.922cm" svg:x="-3.422cm" svg:y="-2.986cm"><text:p/></draw:rect>CathyMini</text:p>
      <text:p text:style-name="P8">Projet d'intégration ECOM</text:p>
      <text:p text:style-name="P5"/>
      <text:p text:style-name="P7"/>
      <text:p text:style-name="P7"/>
      <text:p text:style-name="P7"/>
      <text:p text:style-name="P7"/>
      <text:p text:style-name="P1">Document <text:span text:style-name="T13">d</text:span>'évaluation Systè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2">RASSAT</text:p>
          </table:table-cell>
          <table:table-cell table:style-name="Tableau1.B2" office:value-type="date" office:date-value="2013-12-18">
            <text:p text:style-name="P12">18/12/13</text:p>
          </table:table-cell>
          <table:table-cell table:style-name="Tableau1.C7" office:value-type="string">
            <text:p text:style-name="P12">Version Initiale</text:p>
          </table:table-cell>
        </table:table-row>
        <table:table-row>
          <table:table-cell table:style-name="Tableau1.A2" office:value-type="string">
            <text:p text:style-name="P25">DIJOUX</text:p>
          </table:table-cell>
          <table:table-cell table:style-name="Tableau1.B2" office:value-type="date" office:date-value="2013-12-18">
            <text:p text:style-name="P25">18/12/13</text:p>
          </table:table-cell>
          <table:table-cell table:style-name="Tableau1.C7" office:value-type="string">
            <text:p text:style-name="P25">Relecture</text:p>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18"><text:s/>1 Introduction<text:tab/>4</text:p>
          <text:p text:style-name="P19"><text:s/>1.1 Objet Du Document<text:tab/>4</text:p>
          <text:p text:style-name="P19"><text:s/>1.2 Références<text:tab/>4</text:p>
          <text:p text:style-name="P19"><text:s/>1.3 Déroulement du projet<text:tab/>4</text:p>
          <text:p text:style-name="P18"><text:s/>2 État actuel du projet<text:tab/>5</text:p>
          <text:p text:style-name="P19"><text:s/>2.1 État des composants<text:tab/>5</text:p>
          <text:p text:style-name="P19"><text:s/>2.2 État des fonctionnalités<text:tab/>5</text:p>
          <text:p text:style-name="P19"><text:s/>2.3 Requis non-fonctionnels<text:tab/>5</text:p>
          <text:p text:style-name="P18"><text:s/>3 Évaluation des performances du système<text:tab/>6</text:p>
        </text:index-body>
      </text:table-of-content>
      <text:p text:style-name="P6"/>
      <text:h text:style-name="P27" text:outline-level="1">Introduction</text:h>
      <text:h text:style-name="Heading_20_2" text:outline-level="2">Objet Du Document</text:h>
      <text:p text:style-name="P13"/>
      <text:p text:style-name="P14"><text:tab/><text:span text:style-name="T11">Ce document atteste </text:span><text:span text:style-name="T12">de </text:span><text:span text:style-name="T11">l'évaluation du projet CathyMini en date du 18 décembre 2013. Les versions postérieures ne sont pas concerné</text:span><text:span text:style-name="T12">e</text:span><text:span text:style-name="T11">s par ce document.</text:span></text:p>
      <text:p text:style-name="P14"/>
      <text:h text:style-name="Heading_20_2" text:outline-level="2">Références</text:h>
      <text:p text:style-name="Text_20_body"/>
      <text:p text:style-name="Text_20_body"><text:tab/>Document de conception détaillée de CathyMini.</text:p>
      <text:p text:style-name="Text_20_body"/>
      <text:h text:style-name="P26" text:outline-level="2">Déroulement du projet</text:h>
      <text:p text:style-name="P15"><text:tab/><text:tab/></text:p>
      <text:p text:style-name="Text_20_body"><text:span text:style-name="T3"><text:tab/>Le projet s'est déroulé en plusieurs cycles itératifs, incrémenta</text:span><text:span text:style-name="T6">ux</text:span><text:span text:style-name="T3"> et adaptatifs. </text:span><text:span text:style-name="T4">C</text:span><text:span text:style-name="T3">ela </text:span><text:span text:style-name="T4">est</text:span><text:span text:style-name="T3"> dû à l'utilisation d'un processus de développement agile. On peut toutefois </text:span><text:span text:style-name="T4">le diviser en </text:span><text:span text:style-name="T3">de plus grands cycles représentant les différentes phases de l'avancée du projet. L'équipe a commencé par définir les objectifs et les limites du projet sous la forme d'un cahier des charges. Après avoir défini le projet, l'équipe a travaillé sur la conception du système et </text:span><text:span text:style-name="T9">de </text:span><text:span text:style-name="T3">la définition d'un plan de développement sous la forme d'un </text:span><text:span text:style-name="T2">backlog. </text:span><text:span text:style-name="T3">Enfin, l'équipe a débuté la phase de développement et a réévaluée la conception du système à chaque fin de sprint, pour si le besoin était, s'adapter à des besoins qui n'avaient pas été envisagés au moment de la conception précédente. </text:span></text:p>
      <text:p text:style-name="Text_20_body"><text:span text:style-name="T3"><text:tab/>La robustesse de l'architecture que nous avions conçu</text:span><text:span text:style-name="T6">e</text:span><text:span text:style-name="T3"> n'a pas nécessité de modification, toutefois des méthodes ont d</text:span><text:span text:style-name="T6">û</text:span><text:span text:style-name="T3"> être ajoutées aux façades et des attributs des Java Entity Bean ont d</text:span><text:span text:style-name="T5">û</text:span><text:span text:style-name="T3"> être modifiés. On pourra prendre comme exemple le passage des dates en base de donnée</text:span><text:span text:style-name="T6">s</text:span><text:span text:style-name="T3"> de </text:span><text:span text:style-name="T2">java.util.date</text:span><text:span text:style-name="T3"> en Long pour étendre la compatibilité.</text:span></text:p>
      <text:p text:style-name="P15"><text:tab/>Sur le temps total de conception et développement du système, l'équipe a consacré environ 40% du temps à la conception et 60% au développement. Les principales difficultés que nous avons rencontrés ont résulté de l'application d'une méthodologie de conception et développement nouvelle et de l'apprentissage de <text:span text:style-name="T27">nombreuses</text:span> technologies inconnues, notamment JAVA JEE <text:span text:style-name="T27">et AngularJS</text:span>. </text:p>
      <text:p text:style-name="P15"/>
      <text:p text:style-name="P15"><text:tab/>L'équipe n'a pas encore réalisé la phase de test final<text:span text:style-name="T27">e</text:span> avant la mise en production. Toutefois, quelques tests ont déjà été réalisés grâce au framework Java de test Mockito <text:span text:style-name="T28">et JUnit</text:span>.</text:p>
      <text:h text:style-name="P28" text:outline-level="1">État actuel du projet</text:h>
      <text:h text:style-name="P26" text:outline-level="2">État des composants</text:h>
      <text:p text:style-name="P15"/>
      <text:p text:style-name="P15"><text:tab/>Tou<text:span text:style-name="T14">s</text:span> les composants ont été réalisés et validés excepté le composant permettant le paiement. Il est possible pour un client de réaliser une commande, toutefois les informations de paiement et le composant permettant de dialoguer avec la banque du client n'a pas été réalisé. L'équipe n'ayant pas les compétences et les moyens de réaliser ce composant, il apparaît nécessaire de passer par un prestataire et nous n'avons pas souhaité entamer les démarches pour le moment.</text:p>
      <text:p text:style-name="P15"/>
      <text:h text:style-name="P26" text:outline-level="2">État des fonctionnalités</text:h>
      <text:p text:style-name="P15"/>
      <text:p text:style-name="P15"><text:tab/>Toutes les fonctionnalités ont été réalisées excepté la récupération et l'affichage des statistiques du site dans la partie d'administratio<text:span text:style-name="T15">n</text:span>. Pour chaque fonctionnalité, nous avons réalisé des tests unitaires et des tests de service. Toutefois, nous avons seulement débuté la phase de mise en place de tests complets et automatiques via Mockito <text:s/>pour la partie serveur et via Karma, Jasmine et Angular<text:span text:style-name="T28">-</text:span>Scenario pour la partie cliente.</text:p>
      <text:p text:style-name="P15"/>
      <text:h text:style-name="P26" text:outline-level="2">Requis non-fonctionnels</text:h>
      <text:p text:style-name="P15"/>
      <text:p text:style-name="P15"><text:tab/>Actuellement, certains requis non-fonctionnels ne sont pas encore pleinement satisfait<text:span text:style-name="T28">s</text:span>. </text:p>
      <text:p text:style-name="P15"><text:tab/>La compatibilité et l'accessibilité du site avec tou<text:span text:style-name="T17">s </text:span>les navigateurs et tous les supports prévus n'a pas complètement été testé <text:span text:style-name="T16">(notamment au niveau des versions </text:span><text:span text:style-name="T28">des navigateurs</text:span><text:span text:style-name="T16">),</text:span> mais la plupart des composants et fonctionnalités nécessaires ont été réalisées.</text:p>
      <text:p text:style-name="P15"><text:tab/>La sécurité du site a presque <text:span text:style-name="T19">été </text:span>entièrement réalisé<text:span text:style-name="T20">e</text:span>. Seule la mise en place de certificats SSL permettant l'utilisation du protocole HTTPS pour sécuriser les données envoyé<text:span text:style-name="T18">e</text:span>s du client au serveur n'a pas encore été réalisé. L'équipe n'ayant pas les compétences et les moyens de réaliser ces certificats, il apparaît nécessaire de passer par un prestataire et nous n'avons pas souhaité entamer les démarches pour le moment.</text:p>
      <text:p text:style-name="P16"><text:span text:style-name="T21"><text:tab/>La disponibilité du site est dépendante de </text:span><text:span text:style-name="T29">a</text:span><text:span text:style-name="T21"> o</text:span><text:span text:style-name="T25">ù</text:span><text:span text:style-name="T21"> des plate-formes utilisées pour le déploiement. Un problème, détaillé dans le chapitre 3, nous a malheureusement empêch</text:span><text:span text:style-name="T22">é</text:span><text:span text:style-name="T21"> de réaliser les tests de charges correctement.</text:span></text:p>
      <text:h text:style-name="P28" text:outline-level="1">Évaluation des performances du système</text:h>
      <text:p text:style-name="Text_20_body"><text:span text:style-name="T3"/></text:p>
      <text:p text:style-name="Text_20_body"><text:span text:style-name="T3"/></text:p>
      <text:p text:style-name="Text_20_body"><text:span text:style-name="T23">Nous avons réalisé les tests de charges en local, avec deux ordinateurs reliés par un </text:span><text:span text:style-name="T24">câble</text:span><text:span text:style-name="T23"> </text:span><text:span text:style-name="T24">Ethernet</text:span><text:span text:style-name="T23"> croisé (le service de cloud fourni ayant des problèmes internet, nous n'avons pas pu faire nos tests de charges avec).</text:span></text:p>
      <text:p text:style-name="Text_20_body">Les tests ont été réalisés avec le logiciel JMeter (V 2.10, r1533061), <text:span text:style-name="T26">auquel</text:span> 1,5Go de Ram ont été rajouté, 512Mo ne suffisant pas à réaliser des tests avec <text:span text:style-name="T26">suffisamment</text:span> de clients. </text:p>
      <text:p text:style-name="Text_20_body">Cependant, nous n'avons pu simuler plus de 500 clients, mais avec plus, des erreurs OutOfMemory apparaissent. Pour corriger cela, nous aurions dû rajouter encore plus de Ram, malheureusement</text:p>
      <text:p text:style-name="Text_20_body">la configuration de l'ordinateur sur lequel JMeter était lancé ne le permettait pas.</text:p>
      <text:p text:style-name="Text_20_body"><draw:frame draw:style-name="fr1" draw:name="images1" text:anchor-type="paragraph" svg:x="1.478cm" svg:y="0.318cm" svg:width="12.721cm" svg:height="7.641cm" draw:z-index="29"><draw:image xlink:href="Pictures/2000007C000031B100001DDA820114B3.svm" xlink:type="simple" xlink:show="embed" xlink:actuate="onLoad"/></draw:frame><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P21"><text:span text:style-name="T7">On peut constater sur ce graphe que le nombre de requête</text:span><text:span text:style-name="T10">s</text:span><text:span text:style-name="T7"> n'est pas proportionnel au nombre d'utilisateurs, ce nombre a tendance à augmenter lorsque des erreurs apparaissent.</text:span></text:p>
      <text:p text:style-name="Text_20_body"><text:span text:style-name="T3"/></text:p>
      <text:p text:style-name="Text_20_body"><text:span text:style-name="T3"/></text:p>
      <text:p text:style-name="P24"><draw:frame draw:style-name="fr1" draw:name="images2" text:anchor-type="paragraph" svg:x="1.875cm" svg:y="0.064cm" svg:width="12.721cm" svg:height="7.641cm" draw:z-index="30"><draw:image xlink:href="Pictures/20000084000031B100001DDADBAD5C6C.svm" xlink:type="simple" xlink:show="embed" xlink:actuate="onLoad"/></draw:frame><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P22"><text:span text:style-name="T8">On constate sur ce graphe que le débit diminue quand le nombre d'utilisateurs augmente, cependant on peut penser que cela est dû au performance de l'ordinateur, dont le seuil maximum de mémoire vive est dépassé.</text:span></text:p>
      <text:p text:style-name="P23"><text:span text:style-name="T9">De même, nous avons eu des erreurs seulement sur le test réalisé avec 500 utilisateurs (0,01%) et nous pensons que c'est à cause du manque de mémoire de l’ordin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NeueLT Std4" svg:font-family="'HelveticaNeueLT Std'"/>
    <style:font-face style:name="HelveticaNeueLT Std" svg:font-family="'HelveticaNeueLT Std'" style:font-adornments="Italique"/>
    <style:font-face style:name="OpenSymbol" svg:font-family="OpenSymbol"/>
    <style:font-face style:name="Verdana" svg:font-family="Verdana, Arial, Helvetic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1cm" fo:margin-top="0cm" fo:margin-bottom="0cm" style:contextual-spacing="false"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28"><draw:image xlink:href="Pictures/2000000100001B57000008BF193D3CE0.svm" xlink:type="simple" xlink:show="embed" xlink:actuate="onLoad"/></draw:frame><draw:rect text:anchor-type="paragraph" draw:z-index="7" draw:style-name="Mgr1" draw:text-style-name="MP1" svg:width="4.44cm" svg:height="1.352cm" svg:x="13.361cm" svg:y="-2.002cm"><text:p/></draw:rect><draw:rect text:anchor-type="paragraph" draw:z-index="14" draw:style-name="Mgr2" draw:text-style-name="MP1" svg:width="0.251cm" svg:height="29.699cm" svg:x="-2.002cm" svg:y="-2.002cm"><text:p/></draw:rect><draw:rect text:anchor-type="paragraph" draw:z-index="21" draw:style-name="Mgr3" draw:text-style-name="MP1" svg:width="3.315cm" svg:height="1.087cm" svg:x="15.685cm" svg:y="24.855cm"><text:p/></draw:rect></text:p>
      </style:header>
      <style:footer>
        <text:p text:style-name="MP2"><text:tab/><text:tab/><text:span text:style-name="MT1"><text:page-number text:select-page="current">7</text:page-number></text:span><text:span text:style-name="MT1">/</text:span><text:span text:style-name="MT1"><text:page-count>7</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6H49M21S</meta:editing-duration>
    <meta:editing-cycles>278</meta:editing-cycles>
    <meta:generator>LibreOffice/4.0.5.2$Windows_x86 LibreOffice_project/5464147a081647a250913f19c0715bca595af2f</meta:generator>
    <dc:date>2013-12-19T18:32:26.38</dc:date>
    <meta:document-statistic meta:table-count="1" meta:image-count="3" meta:object-count="0" meta:page-count="7" meta:paragraph-count="52" meta:word-count="879" meta:character-count="5615" meta:non-whitespace-character-count="4748"/>
  </office:meta>
</office:document-meta>
</file>